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Definition.getDynamicRequi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Definition.setDynamicRequirements( IRequirement [ ] req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Definition.ModuleDefinition( ICapability [ ] capabilities , IRequirement [ ] requirements , IRequirement [ ] dynamicRequirements , R4Library [ ] librar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oduleDefinition.getRequir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Definition.getCapabili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Definition.getLibra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